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Courier"/>
    <style:font-face style:name="sans-serif" svg:font-family="sans-serif"/>
  </office:font-face-decls>
  <office:automatic-styles>
    <style:style style:name="P1" style:family="paragraph" style:parent-style-name="Preformatted_20_Text">
      <loext:graphic-properties draw:fill="solid" draw:fill-color="#f9f9f9" draw:opacity="100%"/>
      <style:paragraph-properties fo:margin-left="0cm" fo:margin-right="0cm" fo:orphans="2" fo:widows="2" fo:text-indent="0cm" style:auto-text-indent="false" fo:background-color="#f9f9f9" fo:padding="0.049cm" fo:border="0.06pt solid #dddddd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loext:graphic-properties draw:fill="solid" draw:fill-color="#f9f9f9" draw:opacity="100%"/>
      <style:paragraph-properties fo:margin-top="0cm" fo:margin-bottom="0.499cm" style:contextual-spacing="false" fo:orphans="2" fo:widows="2" fo:background-color="#f9f9f9" fo:padding="0.049cm" fo:border="0.06pt solid #dddddd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loext:graphic-properties draw:fill="solid" draw:fill-color="#f9f9f9" draw:opacity="100%"/>
      <style:paragraph-properties fo:orphans="2" fo:widows="2" fo:background-color="#f9f9f9" fo:padding="0.049cm" fo:border="0.06pt solid #dddddd"/>
      <style:text-properties fo:font-variant="normal" fo:text-transform="none" fo:color="#000000" loext:opacity="100%" fo:letter-spacing="normal"/>
    </style:style>
    <style:style style:name="P4" style:family="paragraph" style:parent-style-name="Standard">
      <style:text-properties officeooo:rsid="00021ebe" officeooo:paragraph-rsid="00021eb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sans-serif" fo:font-size="8.39999961853027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variant="normal" fo:text-transform="none" fo:color="#252525" loext:opacity="100%" style:font-name="sans-serif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sans-serif" fo:font-size="8.39999961853027pt" fo:letter-spacing="normal" fo:font-style="normal" fo:font-weight="normal" officeooo:rsid="0001cc7f" officeooo:paragraph-rsid="0001cc7f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sans-serif" fo:font-size="10pt" fo:letter-spacing="normal" fo:font-style="normal" fo:font-weight="normal" officeooo:rsid="00002292" officeooo:paragraph-rsid="00002292" style:font-size-asian="10pt" style:font-size-complex="10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sans-serif" fo:font-size="10pt" fo:letter-spacing="normal" fo:font-style="normal" fo:font-weight="normal" officeooo:rsid="00012649" officeooo:paragraph-rsid="00012649" style:font-size-asian="10pt" style:font-size-complex="10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loext:opacity="100%" style:font-name="sans-serif" fo:font-size="10pt" fo:letter-spacing="normal" fo:font-style="normal" fo:font-weight="normal" officeooo:rsid="00012649" officeooo:paragraph-rsid="00015765" style:font-size-asian="10pt" style:font-size-complex="10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sans-serif" fo:font-size="8.39999961853027pt" fo:letter-spacing="normal" fo:font-style="normal" fo:font-weight="bold" style:font-weight-asian="bold" style:font-weight-complex="bold"/>
    </style:style>
    <style:style style:name="T1" style:family="text">
      <style:text-properties style:font-name="monospace" fo:font-size="8.39999961853027pt" fo:font-style="normal" fo:font-weight="normal"/>
    </style:style>
    <style:style style:name="T2" style:family="text">
      <style:text-properties officeooo:rsid="00012649"/>
    </style:style>
    <style:style style:name="T3" style:family="text">
      <style:text-properties officeooo:rsid="00015765"/>
    </style:style>
    <style:style style:name="T4" style:family="text">
      <style:text-properties officeooo:rsid="00021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in Status Register (Port FB7E)</text:p>
      <text:p text:style-name="P1"><text:s/><text:span text:style-name="T1">b0..3 <text:s/>DB <text:s/>FDD0..3 Busy (seek/recalib active, until succesful sense intstat)</text:span></text:p>
      <text:p text:style-name="P3"><text:s/><text:span text:style-name="T1">b4 <text:s text:c="4"/>CB <text:s/>FDC Busy (still in command-, execution- or result-phase)</text:span></text:p>
      <text:p text:style-name="P3"><text:s/><text:span text:style-name="T1">b5 <text:s text:c="4"/>EXM Execution Mode (still in execution-phase, non_DMA_only)</text:span></text:p>
      <text:p text:style-name="P3"><text:s/><text:span text:style-name="T1">b6 <text:s text:c="4"/>DIO Data Input/Output (0=CPU-&gt;FDC, 1=FDC-&gt;CPU) (see b7)</text:span></text:p>
      <text:p text:style-name="P2"><text:s/><text:span text:style-name="T1">b7 <text:s text:c="4"/>RQM Request For Master (1=ready for next byte) (see b6 for direction)</text:span></text:p>
      <text:p text:style-name="P8">b0,b1,b2,b3: <text:s text:c="3"/>como el fdc puede manejar hasta cuatro unidades, cada bit <text:span text:style-name="T2">a 1 </text:span>indica si <text:span text:style-name="T2">la unidad correspondiente</text:span>está en una operación de seek o recalibrado, y estará así hasta que una operación “sense <text:span text:style-name="T2">interrupt status” se haya completado con éxito</text:span></text:p>
      <text:p text:style-name="P8">b4: <text:s text:c="2"/>1 si el fdc está en alguna fase</text:p>
      <text:p text:style-name="P8">b5: <text:s text:c="2"/>1 si el fdc está en la fase de ejecución</text:p>
      <text:p text:style-name="P8">b6: <text:s text:c="2"/>indica el sentido de los datos en con la ultima operación (0=IN, 1=OUT)</text:p>
      <text:p text:style-name="P8">b7: <text:s text:c="2"/>1 está listo para recibir datos (OUT) o que le pidan datos (IN) a través del puerto FB7F</text:p>
      <text:p text:style-name="P5"/>
      <text:p text:style-name="P6"/>
      <text:p text:style-name="P11">Status Register 0</text:p>
      <text:p text:style-name="P1"><text:s/><text:span text:style-name="T1">b0,1 <text:s text:c="2"/>US <text:s/>Unit Select (driveno during interrupt)</text:span></text:p>
      <text:p text:style-name="P3"><text:s/><text:span text:style-name="T1">b2 <text:s text:c="4"/>HD <text:s/>Head Address (head during interrupt)</text:span></text:p>
      <text:p text:style-name="P3"><text:s/><text:span text:style-name="T1">b3 <text:s text:c="4"/>NR <text:s/>Not Ready (drive not ready or non-existing 2nd head selected)</text:span></text:p>
      <text:p text:style-name="P3"><text:s/><text:span text:style-name="T1">b4 <text:s text:c="4"/>EC <text:s/>Equipment Check (drive failure or recalibrate failed (retry))</text:span></text:p>
      <text:p text:style-name="P3"><text:s/><text:span text:style-name="T1">b5 <text:s text:c="4"/>SE <text:s/>Seek End (Set if seek-command completed)</text:span></text:p>
      <text:p text:style-name="P3"><text:s/><text:span text:style-name="T1">b6,7 <text:s text:c="2"/>IC <text:s/>Interrupt Code (0=OK, 1=aborted:readfail/OK if EN, 2=unknown cmd</text:span></text:p>
      <text:p text:style-name="P2"><text:s text:c="12"/><text:span text:style-name="T1">or senseint with no int occured, 3=aborted:disc removed etc.)</text:span></text:p>
      <text:p text:style-name="P9">bits 1,0:<text:tab/>unidades <text:span text:style-name="T3">A, B, C?, D?</text:span></text:p>
      <text:p text:style-name="P9">b2:<text:tab/>dirección de cabecera?</text:p>
      <text:p text:style-name="P9">B3:<text:tab/>la unidad no está lista o “no existe la segunda cabecera seleccionada” ???</text:p>
      <text:p text:style-name="P9">b4:<text:tab/>el disco devuelve error o la operación “recalibrate” falló <text:s/>(esto hace que pregunte “Retry, Ignore or Cancel?”)</text:p>
      <text:p text:style-name="P9">b5:<text:tab/>se ha terminado la ejecución del comando seek (con los datos devueltos)</text:p>
      <text:p text:style-name="P10">bits 7,6:<text:tab/><text:tab/>¿¿?? </text:p>
      <text:p text:style-name="P10"><text:tab/>0=todo ok <text:s text:c="2"/></text:p>
      <text:p text:style-name="P10"><text:tab/>1=algo se ha cancelado por fallo de lectura?? <text:s text:c="3"/></text:p>
      <text:p text:style-name="P10"><text:tab/>2=sense interrupt no invocado <text:s text:c="4"/></text:p>
      <text:p text:style-name="P10"><text:tab/>3=cancelado</text:p>
      <text:p text:style-name="P5"/>
      <text:p text:style-name="P6"/>
      <text:p text:style-name="P5">Status Register 1</text:p>
      <text:p text:style-name="P1"><text:s/><text:span text:style-name="T1">b0 <text:s text:c="4"/>MA <text:s/>Missing Address Mark (Sector_ID or DAM not found)</text:span></text:p>
      <text:p text:style-name="P3"><text:s/><text:span text:style-name="T1">b1 <text:s text:c="4"/>NW <text:s/>Not Writeable (tried to write/format disc with wprot_tab=on)</text:span></text:p>
      <text:p text:style-name="P3"><text:s/><text:span text:style-name="T1">b2 <text:s text:c="4"/>ND <text:s/>No Data (Sector_ID not found, CRC fail in ID_field)</text:span></text:p>
      <text:p text:style-name="P3"><text:s/><text:span text:style-name="T1">b3,6 <text:s text:c="2"/>0 <text:s text:c="2"/>Not used</text:span></text:p>
      <text:p text:style-name="P3"><text:s/><text:span text:style-name="T1">b4 <text:s text:c="4"/>OR <text:s/>Over Run (CPU too slow in execution-phase (ca. 26us/Byte))</text:span></text:p>
      <text:p text:style-name="P3"><text:s/><text:span text:style-name="T1">b5 <text:s text:c="4"/>DE <text:s/>Data Error (CRC-fail in ID- or Data-Field)</text:span></text:p>
      <text:p text:style-name="P2"><text:s/><text:span text:style-name="T1">b7 <text:s text:c="4"/>EN <text:s/>End of Track (set past most read/write commands) (see IC)</text:span></text:p>
      <text:p text:style-name="P7">b0:<text:tab/>si 1 es que el sector no se ha encontrado (DAM?)</text:p>
      <text:p text:style-name="P7">b1:<text:tab/>si 1 es que el disco está protegido contra escritura</text:p>
      <text:p text:style-name="P7">b2:<text:tab/>si 1 es que el sector no se ha encontrado (ningun sector en la pista con el mismo sectorId) o el CRC ha fallado (donde está el crc?)</text:p>
      <text:p text:style-name="P7">b4:<text:tab/>si 1 CPU demasiado lenta????</text:p>
      <text:p text:style-name="P7">b5:<text:tab/>si 1 es que se produjo error de crc o campo de datos (crc? <text:s/>Error en DSK_header o TRACK_header?)</text:p>
      <text:p text:style-name="P7">b7:<text:tab/>si 1 es que se alcanzo el final de la pista (cuando pasa esto?)</text:p>
      <text:p text:style-name="P5"/>
      <text:p text:style-name="P6"/>
      <text:p text:style-name="P5">Status Register 2</text:p>
      <text:p text:style-name="P1"><text:s/><text:span text:style-name="T1">b0 <text:s text:c="4"/>MD <text:s/>Missing Address Mark in Data Field (DAM not found)</text:span></text:p>
      <text:p text:style-name="P3"><text:s/><text:span text:style-name="T1">b1 <text:s text:c="4"/>BC <text:s/>Bad Cylinder (read/programmed track-ID different and read-ID = FF)</text:span></text:p>
      <text:p text:style-name="P3"><text:s/><text:span text:style-name="T1">b2 <text:s text:c="4"/>SN <text:s/>Scan Not Satisfied (no fitting sector found)</text:span></text:p>
      <text:p text:style-name="P3"><text:s/><text:span text:style-name="T1">b3 <text:s text:c="4"/>SH <text:s/>Scan Equal Hit (equal)</text:span></text:p>
      <text:p text:style-name="P3"><text:s/><text:span text:style-name="T1">b4 <text:s text:c="4"/>WC <text:s/>Wrong Cylinder (read/programmed track-ID different) (see b1)</text:span></text:p>
      <text:p text:style-name="P3"><text:s/><text:span text:style-name="T1">b5 <text:s text:c="4"/>DD <text:s/>Data Error in Data Field (CRC-fail in data-field)</text:span></text:p>
      <text:p text:style-name="P3"><text:s/><text:span text:style-name="T1">b6 <text:s text:c="4"/>CM <text:s/>Control Mark (read/scan command found sector with deleted DAM)</text:span></text:p>
      <text:p text:style-name="P2"><text:s/><text:span text:style-name="T1">b7 <text:s text:c="4"/>0 <text:s text:c="2"/>Not Used</text:span></text:p>
      <text:p text:style-name="P7">b0:<text:tab/>DAM???</text:p>
      <text:p text:style-name="P7">b1:<text:tab/>acceso a una pista que no existe o da error?</text:p>
      <text:p text:style-name="P7">B2:<text:tab/>??? cuando pasa esto?</text:p>
      <text:p text:style-name="P7">B3:<text:tab/>???</text:p>
      <text:p text:style-name="P7">B4:<text:tab/>acceso a una pista que no existe</text:p>
      <text:p text:style-name="P7">b5:<text:tab/>donde está el crc?</text:p>
      <text:p text:style-name="P7">B6:<text:tab/><text:span text:style-name="T4">DAM??</text:span></text:p>
      <text:p text:style-name="P5"/>
      <text:p text:style-name="P6"/>
      <text:p text:style-name="P11">Status Register 3</text:p>
      <text:p text:style-name="P1"><text:s/><text:span text:style-name="T1">b0,1 <text:s text:c="2"/>US <text:s/>Unit Select (pin 28,29 of FDC)</text:span></text:p>
      <text:p text:style-name="P3"><text:s/><text:span text:style-name="T1">b2 <text:s text:c="4"/>HD <text:s/>Head Address (pin 27 of FDC)</text:span></text:p>
      <text:p text:style-name="P3"><text:s/><text:span text:style-name="T1">b3 <text:s text:c="4"/>TS <text:s/>Two Side (0=yes, 1=no (!))</text:span></text:p>
      <text:p text:style-name="P3"><text:s/><text:span text:style-name="T1">b4 <text:s text:c="4"/>T0 <text:s/>Track 0 (on track 0 we are)</text:span></text:p>
      <text:p text:style-name="P3"><text:s/><text:span text:style-name="T1">b5 <text:s text:c="4"/>RY <text:s/>Ready (drive ready signal)</text:span></text:p>
      <text:p text:style-name="P3"><text:s/><text:span text:style-name="T1">b6 <text:s text:c="4"/>WP <text:s/>Write Protected (write protected)</text:span></text:p>
      <text:p text:style-name="P2"><text:s/><text:span text:style-name="T1">b7 <text:s text:c="4"/>FT <text:s/>Fault (if supported: 1=Drive failure)</text:span></text:p>
      <text:p text:style-name="Standard"/>
      <text:p text:style-name="P4">bits 1,0:<text:tab/>unidad A, B, C?, D?</text:p>
      <text:p text:style-name="P4">B2:<text:tab/><text:tab/>head address?</text:p>
      <text:p text:style-name="P4">B3:<text:tab/><text:tab/>si 0 es que hay dos caras</text:p>
      <text:p text:style-name="P4">b4:<text:tab/><text:tab/>si 1 es que el fdc esta en la pista 0</text:p>
      <text:p text:style-name="P4">b5:<text:tab/><text:tab/>si 1 es que el fdc está listo</text:p>
      <text:p text:style-name="P4">b6:<text:tab/><text:tab/>si 1 es que el disco está protegido</text:p>
      <text:p text:style-name="P4">b7:<text:tab/><text:tab/>si 1 es que la unidad fal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Courier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6T12:19:15.590000000</meta:creation-date>
    <dc:date>2024-05-16T12:59:27.485000000</dc:date>
    <meta:editing-duration>PT8M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5" meta:paragraph-count="74" meta:word-count="669" meta:character-count="3832" meta:non-whitespace-character-count="3002"/>
  </office:meta>
</office:document-meta>
</file>